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8" office:value-type="string">
            <text:p>2022-08-22_07-34-4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8" office:value-type="string">
            <text:p>2022-08-22_01-24-5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8" office:value-type="string">
            <text:p>2022-08-22_12-35-41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08-22_07-46-17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8" office:value-type="string">
            <text:p>2022-08-21_23-27-26_000.jpg</text:p>
          </table:table-cell>
          <table:table-cell table:style-name="ce20" office:value-type="string">
            <text:p>:m Other / 買うもの / item=~,at=キャン・ドゥ,for=~,other=買っ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8" office:value-type="string">
            <text:p>2022-08-21_23-27-26_001.jpg</text:p>
          </table:table-cell>
          <table:table-cell table:style-name="ce27" office:value-type="string">
            <text:p>:uncategorized / イコンを自作する / theme=イエスが手を差し伸べる；人間が、その手にすがろうとする；神に繋がろうとする, file-id=2022-08-21_23-27-26_001.jpg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uncategorized / イコンを自作する / theme=イエスが手を差し伸べる；人間が、その手にすがろうとする；神に繋がろうとする, file-id=2022-08-21_23-27-26_001.jpg">
            <text:p>:uncategorized / イコンを自作する / theme=イエスが手を差し伸べる；人間が、その手にすがろうとする；神に繋がろうとする, file-id=2022-08-21_23-27-26_001.jpg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8" office:value-type="string">
            <text:p>2022-08-22_10-48-43_000.jpg</text:p>
          </table:table-cell>
          <table:table-cell table:style-name="ce27" office:value-type="string">
            <text:p>:m dessin,sketch / des. object=手：掴む / source=~,location=~,other=~,memo~,found~,id=~,occasion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dessin,sketch / des. object=手：掴む / source=~,location=~,other=~,memo~,found~,id=~,occasion=~">
            <text:p>:m dessin,sketch / des. object=手：掴む / source=~,location=~,other=~,memo~,found~,id=~,occasion=~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08-22_14-15-17_000.jpg</text:p>
          </table:table-cell>
          <table:table-cell table:style-name="ce27" office:value-type="string">
            <text:p>:m 東和 PHOTO / 220819f / 蔵前駅 / 蔵前PJ / １名（設備） / 桑原配管工業所（新三平建設） / 日誌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東和 PHOTO / 220819f / 蔵前駅 / 蔵前PJ / １名（設備） / 桑原配管工業所（新三平建設） / 日誌">
            <text:p>:m 東和 PHOTO / 220819f / 蔵前駅 / 蔵前PJ / １名（設備） / 桑原配管工業所（新三平建設） / 日誌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string">
            <text:p>2022-08-22_17-38-31_000.jpg</text:p>
          </table:table-cell>
          <table:table-cell table:style-name="ce27" office:value-type="string">
            <text:p>:m RES 1*2 / free# JVEMV6 68#_344:1 / 68. theoretical-physics(tp) / topics=量子力学,w=,doc=r-7-A1~1.1.9#2-1.3~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1*2 / free# JVEMV6 68#_344:1 / 68. theoretical-physics(tp) / topics=量子力学,w=,doc=r-7-A1~1.1.9#2-1.3~,s=~,i=~,other=calc+">
            <text:p>:m RES 1*2 / free# JVEMV6 68#_344:1 / 68. theoretical-physics(tp) / topics=量子力学,w=,doc=r-7-A1~1.1.9#2-1.3~,s=~,i=~,other=calc+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08-22_17-38-58_000.jpg</text:p>
          </table:table-cell>
          <table:table-cell table:style-name="ce27" office:value-type="string">
            <text:p>:m RES 2*2 / free# JVEMV6 68#_344:1 / 68. theoretical-physics(tp) / topics=量子力学,w=,doc=r-7-A1~1.1.9#2-1.3~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2*2 / free# JVEMV6 68#_344:1 / 68. theoretical-physics(tp) / topics=量子力学,w=,doc=r-7-A1~1.1.9#2-1.3~,s=~,i=~,other=calc+">
            <text:p>:m RES 2*2 / free# JVEMV6 68#_344:1 / 68. theoretical-physics(tp) / topics=量子力学,w=,doc=r-7-A1~1.1.9#2-1.3~,s=~,i=~,other=calc+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8" office:value-type="string">
            <text:p>2022-08-22_19-00-16_000.jpg</text:p>
          </table:table-cell>
          <table:table-cell table:style-name="ce27" office:value-type="string">
            <text:p>:m :篠笛,shinobue #*# / session-memo:session-1 / p.1:genre=practice:maneuver-notes,for=~,key=h-7`(A),notes=~,R=~,file-id=~,piece-id=~,tempo=~,session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篠笛,shinobue #*# / session-memo:session-1 / p.1:genre=practice:maneuver-notes,for=~,key=h-7`(A),notes=~,R=~,file-id=~,piece-id=~,tempo=~,session=~,other=~">
            <text:p>:m :篠笛,shinobue #*# / session-memo:session-1 / p.1:genre=practice:maneuver-notes,for=~,key=h-7`(A),notes=~,R=~,file-id=~,piece-id=~,tempo=~,session=~,other=~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15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1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1"/>
          <table:table-cell table:style-name="ce8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1">
            <text:p>7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3">2022/08/23</text:date>, <text:time>10:36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23T10:36:52.46</dc:date>
    <dc:creator>iwabuchi ken</dc:creator>
    <meta:editing-duration>P48DT18H50M23S</meta:editing-duration>
    <meta:editing-cycles>15856</meta:editing-cycles>
    <meta:document-statistic meta:table-count="2" meta:cell-count="910" meta:object-count="0"/>
    <meta:user-defined meta:name="qrichtext">1</meta:user-defined>
  </office:meta>
</office:document-meta>
</file>